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15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16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17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13"/>
      <text:p text:style-name="P13">Si no s'indica una altra cosa, el format d'enntrega de tasques és en document PDF.</text:p>
      <text:p text:style-name="P3"/>
      <text:p text:style-name="P9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6935151942783399660" text:style-name="L1">
        <text:list-item>
          <text:p text:style-name="P18">Nom </text:p>
        </text:list-item>
        <text:list-item>
          <text:p text:style-name="P18">Sistema operatiu del PC utilitzat a casa</text:p>
        </text:list-item>
      </text:list>
      <text:p text:style-name="P14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10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15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11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16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12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4.pdf"><text:span text:style-name="T5">exercici</text:span></text:a><text:span text:style-name="T5">.</text:span></text:p>
      <text:p text:style-name="P17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6"/>
      <text:p text:style-name="P21"/>
      <text:p text:style-name="P22">Tasca <text:span text:style-name="T10">5</text:span>:</text:p>
      <text:p text:style-name="P19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8"/>
      <text:p text:style-name="P8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8"/>
      <text:p text:style-name="P19">El termini d'entrega és di<text:span text:style-name="T6">lluns</text:span> <text:span text:style-name="T8">14</text:span>/<text:span text:style-name="T5">10</text:span>/2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1T06:59:10.462974739</dc:date>
    <meta:editing-duration>PT5M20S</meta:editing-duration>
    <meta:editing-cycles>16</meta:editing-cycles>
    <meta:document-statistic meta:table-count="0" meta:image-count="0" meta:object-count="0" meta:page-count="2" meta:paragraph-count="21" meta:word-count="243" meta:character-count="1500" meta:non-whitespace-character-count="1273"/>
  </office:meta>
</office:document-meta>
</file>